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50000019B9F425DA6C508E2D2.png" manifest:media-type="image/png"/>
  <manifest:file-entry manifest:full-path="Pictures/1000000000000185000001A393D95CF326F851D6.png" manifest:media-type="image/png"/>
  <manifest:file-entry manifest:full-path="Pictures/10000000000001850000019C3A9CD2317204C8B3.png" manifest:media-type="image/png"/>
  <manifest:file-entry manifest:full-path="Pictures/10000000000001850000019BEE29E6DFD2E23DD9.png" manifest:media-type="image/png"/>
  <manifest:file-entry manifest:full-path="Pictures/1000000000000185000001A3032FACC5C982876F.png" manifest:media-type="image/png"/>
  <manifest:file-entry manifest:full-path="Pictures/10000000000001850000019C4FE744BA3B3CF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24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 draw:fill="solid" draw:fill-color="#ff0000" draw:opacity="24%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31cm" svg:height="3.739cm" svg:x="0.481cm" svg:y="8.41cm">
          <draw:image xlink:href="Pictures/10000000000001850000019C4FE744BA3B3CFBEC.png" xlink:type="simple" xlink:show="embed" xlink:actuate="onLoad" draw:mime-type="image/png">
            <text:p/>
          </draw:image>
        </draw:frame>
        <draw:frame draw:style-name="gr1" draw:text-style-name="P1" draw:layer="layout" svg:width="3.217cm" svg:height="3.465cm" svg:x="22.971cm" svg:y="8.886cm">
          <draw:image xlink:href="Pictures/1000000000000185000001A3032FACC5C982876F.png" xlink:type="simple" xlink:show="embed" xlink:actuate="onLoad" draw:mime-type="image/png">
            <text:p/>
          </draw:image>
        </draw:frame>
        <draw:custom-shape draw:style-name="gr2" draw:text-style-name="P1" draw:layer="layout" svg:width="5.08cm" svg:height="1.905cm" svg:x="4.926cm" svg:y="5.2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905cm" svg:x="4.926cm" svg:y="9.045cm">
          <text:p/>
          <draw:enhanced-geometry svg:viewBox="0 0 21600 21600" draw:type="rectangle" draw:enhanced-path="M 0 0 L 21600 0 21600 21600 0 21600 0 0 Z N"/>
        </draw:custom-shape>
        <dr3d:scene draw:style-name="gr3" svg:width="2.06cm" svg:height="1.837cm" svg:x="17.101cm" svg:y="7.684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xml:id="id1" draw:id="id1" svg:width="2.06cm" svg:height="1.837cm" svg:x="17.101cm" svg:y="11.494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line draw:style-name="gr5" draw:text-style-name="P2" draw:layer="layout" svg:x1="4.087cm" svg:y1="5.87cm" svg:x2="4.926cm" svg:y2="5.87cm">
          <text:p/>
        </draw:line>
        <draw:line draw:style-name="gr6" draw:text-style-name="P2" draw:layer="layout" svg:x1="4.012cm" svg:y1="10.315cm" svg:x2="4.926cm" svg:y2="10.315cm">
          <text:p/>
        </draw:line>
        <draw:line draw:style-name="gr7" draw:text-style-name="P2" draw:layer="layout" svg:x1="10.641cm" svg:y1="9.68cm" svg:x2="11.276cm" svg:y2="9.68cm">
          <text:p/>
        </draw:line>
        <draw:frame draw:style-name="gr8" draw:text-style-name="P4" draw:layer="layout" svg:width="3.175cm" svg:height="0.725cm" svg:x="5.561cm" svg:y="5.87cm">
          <draw:text-box>
            <text:p text:style-name="P3"><text:span text:style-name="T1">DeepLabV3</text:span></text:p>
          </draw:text-box>
        </draw:frame>
        <draw:frame draw:style-name="gr8" draw:text-style-name="P4" draw:layer="layout" svg:width="3.175cm" svg:height="0.725cm" svg:x="5.561cm" svg:y="9.68cm">
          <draw:text-box>
            <text:p text:style-name="P3"><text:span text:style-name="T1">DeepLabV3</text:span></text:p>
          </draw:text-box>
        </draw:frame>
        <draw:frame draw:style-name="gr8" draw:text-style-name="P6" draw:layer="layout" svg:width="1.27cm" svg:height="1.673cm" svg:x="17.256cm" svg:y="7.616cm">
          <draw:text-box>
            <text:p text:style-name="P5"><text:tab/>Φ</text:p>
          </draw:text-box>
        </draw:frame>
        <draw:frame draw:style-name="gr8" draw:text-style-name="P6" draw:layer="layout" svg:width="1.27cm" svg:height="1.673cm" svg:x="17.256cm" svg:y="11.426cm">
          <draw:text-box>
            <text:p text:style-name="P5"><text:tab/>Φ</text:p>
          </draw:text-box>
        </draw:frame>
        <draw:connector draw:style-name="gr9" draw:text-style-name="P2" draw:layer="layout" draw:type="curve" svg:x1="19.161cm" svg:y1="12.412cm" svg:x2="19.796cm" svg:y2="11.197cm" draw:start-shape="id1" draw:start-glue-point="1" draw:end-shape="id2" draw:end-glue-point="2" svg:d="M19161 12412c424 0 635-405 635-1215" svg:viewBox="0 0 636 1216">
          <text:p/>
        </draw:connector>
        <draw:frame draw:style-name="gr10" draw:text-style-name="P8" xml:id="id2" draw:id="id2" draw:layer="layout" svg:width="1.27cm" svg:height="1.041cm" svg:x="19.161cm" svg:y="10.156cm">
          <draw:text-box>
            <text:p text:style-name="P7"><text:span text:style-name="T2"><text:s text:c="2"/></text:span><text:span text:style-name="T2">L2</text:span></text:p>
          </draw:text-box>
        </draw:frame>
        <draw:connector draw:style-name="gr9" draw:text-style-name="P2" draw:layer="layout" draw:type="curve" draw:line-skew="-0.26cm" svg:x1="19.161cm" svg:y1="8.886cm" svg:x2="19.796cm" svg:y2="10.156cm" draw:end-shape="id2" svg:d="M19161 8886c0 187 635-447 635 1270" svg:viewBox="0 0 636 1271">
          <text:p/>
        </draw:connector>
        <draw:connector draw:style-name="gr11" draw:text-style-name="P2" draw:layer="layout" draw:type="curve" svg:x1="20.431cm" svg:y1="10.676cm" svg:x2="22.695cm" svg:y2="10.649cm" draw:start-shape="id2" draw:start-glue-point="1" svg:d="M20431 10676c2073 0 941-27 2264-27" svg:viewBox="0 0 2265 28">
          <text:p/>
        </draw:connector>
        <draw:frame draw:style-name="gr1" draw:text-style-name="P1" draw:layer="layout" svg:width="3.508cm" svg:height="3.716cm" svg:x="0.481cm" svg:y="4.059cm">
          <draw:image xlink:href="Pictures/10000000000001850000019C3A9CD2317204C8B3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355cm" svg:x="28.84cm" svg:y="7.461cm">
          <draw:image xlink:href="Pictures/10000000000001850000019BEE29E6DFD2E23DD9.png" xlink:type="simple" xlink:show="embed" xlink:actuate="onLoad" draw:mime-type="image/png">
            <text:p/>
          </draw:image>
        </draw:frame>
        <draw:line draw:style-name="gr12" draw:text-style-name="P2" draw:layer="layout" svg:x1="10.795cm" svg:y1="4.445cm" svg:x2="12.7cm" svg:y2="3.81cm">
          <text:p/>
        </draw:line>
        <draw:line draw:style-name="gr13" draw:text-style-name="P2" draw:layer="layout" svg:x1="10.795cm" svg:y1="6.35cm" svg:x2="13.335cm" svg:y2="6.35cm">
          <text:p/>
        </draw:line>
        <presentation:notes draw:style-name="dp1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1.085cm" svg:x="6.401cm" svg:y="0.864cm">
          <draw:image xlink:href="Pictures/1000000000000185000001A393D95CF326F851D6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9cm" svg:x="6.072cm" svg:y="2.77cm">
          <draw:image xlink:href="Pictures/10000000000001850000019C3A9CD2317204C8B3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9cm" svg:x="6.072cm" svg:y="2.77cm">
          <draw:image xlink:href="Pictures/10000000000001850000019C4FE744BA3B3CFBEC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873cm" svg:x="6.072cm" svg:y="2.783cm">
          <draw:image xlink:href="Pictures/10000000000001850000019BEE29E6DFD2E23DD9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873cm" svg:x="8.124cm" svg:y="3.732cm">
          <draw:image xlink:href="Pictures/10000000000001850000019B9F425DA6C508E2D2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3.531cm" svg:height="3.739cm" svg:x="1.905cm" svg:y="6.985cm">
          <draw:image xlink:href="Pictures/10000000000001850000019C4FE744BA3B3CFBEC.png" xlink:type="simple" xlink:show="embed" xlink:actuate="onLoad" draw:mime-type="image/png">
            <text:p/>
          </draw:image>
        </draw:frame>
        <draw:frame draw:style-name="gr1" draw:text-style-name="P1" draw:layer="layout" svg:width="3.217cm" svg:height="3.465cm" svg:x="19.008cm" svg:y="5.08cm">
          <draw:image xlink:href="Pictures/1000000000000185000001A3032FACC5C982876F.png" xlink:type="simple" xlink:show="embed" xlink:actuate="onLoad" draw:mime-type="image/png">
            <text:p/>
          </draw:image>
        </draw:frame>
        <draw:custom-shape draw:style-name="gr2" draw:text-style-name="P1" draw:layer="layout" svg:width="5.08cm" svg:height="1.905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905cm" svg:x="6.35cm" svg:y="7.62cm">
          <text:p/>
          <draw:enhanced-geometry svg:viewBox="0 0 21600 21600" draw:type="rectangle" draw:enhanced-path="M 0 0 L 21600 0 21600 21600 0 21600 0 0 Z N"/>
        </draw:custom-shape>
        <dr3d:scene draw:style-name="gr3" svg:width="2.06cm" svg:height="1.837cm" svg:x="13.18cm" svg:y="3.878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xml:id="id3" draw:id="id3" svg:width="2.06cm" svg:height="1.837cm" svg:x="13.18cm" svg:y="7.688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line draw:style-name="gr7" draw:text-style-name="P2" draw:layer="layout" svg:x1="12.065cm" svg:y1="5.08cm" svg:x2="12.7cm" svg:y2="5.08cm">
          <text:p/>
        </draw:line>
        <draw:line draw:style-name="gr5" draw:text-style-name="P2" draw:layer="layout" svg:x1="5.511cm" svg:y1="4.445cm" svg:x2="6.35cm" svg:y2="4.445cm">
          <text:p/>
        </draw:line>
        <draw:line draw:style-name="gr6" draw:text-style-name="P2" draw:layer="layout" svg:x1="5.436cm" svg:y1="8.89cm" svg:x2="6.35cm" svg:y2="8.89cm">
          <text:p/>
        </draw:line>
        <draw:line draw:style-name="gr7" draw:text-style-name="P2" draw:layer="layout" svg:x1="12.065cm" svg:y1="8.255cm" svg:x2="12.7cm" svg:y2="8.255cm">
          <text:p/>
        </draw:line>
        <draw:frame draw:style-name="gr8" draw:text-style-name="P4" draw:layer="layout" svg:width="3.175cm" svg:height="0.725cm" svg:x="6.985cm" svg:y="4.445cm">
          <draw:text-box>
            <text:p text:style-name="P3"><text:span text:style-name="T1">D</text:span><text:span text:style-name="T1">e</text:span><text:span text:style-name="T1">e</text:span><text:span text:style-name="T1">p</text:span><text:span text:style-name="T1">L</text:span><text:span text:style-name="T1">a</text:span><text:span text:style-name="T1">b</text:span><text:span text:style-name="T1">V</text:span><text:span text:style-name="T1">3</text:span></text:p>
          </draw:text-box>
        </draw:frame>
        <draw:frame draw:style-name="gr8" draw:text-style-name="P4" draw:layer="layout" svg:width="3.175cm" svg:height="0.725cm" svg:x="6.985cm" svg:y="8.255cm">
          <draw:text-box>
            <text:p text:style-name="P3"><text:span text:style-name="T1">D</text:span><text:span text:style-name="T1">e</text:span><text:span text:style-name="T1">e</text:span><text:span text:style-name="T1">p</text:span><text:span text:style-name="T1">L</text:span><text:span text:style-name="T1">a</text:span><text:span text:style-name="T1">b</text:span><text:span text:style-name="T1">V</text:span><text:span text:style-name="T1">3</text:span></text:p>
          </draw:text-box>
        </draw:frame>
        <draw:frame draw:style-name="gr8" draw:text-style-name="P11" draw:layer="layout" svg:width="1.27cm" svg:height="1.673cm" svg:x="13.335cm" svg:y="3.81cm">
          <draw:text-box>
            <text:p><text:tab/>Φ</text:p>
          </draw:text-box>
        </draw:frame>
        <draw:frame draw:style-name="gr8" draw:text-style-name="P11" draw:layer="layout" svg:width="1.27cm" svg:height="1.673cm" svg:x="13.335cm" svg:y="7.62cm">
          <draw:text-box>
            <text:p><text:tab/>Φ</text:p>
          </draw:text-box>
        </draw:frame>
        <draw:frame draw:style-name="gr1" draw:text-style-name="P1" draw:layer="layout" svg:width="3.175cm" svg:height="3.42cm" svg:x="23.495cm" svg:y="5.08cm">
          <draw:image xlink:href="Pictures/1000000000000185000001A393D95CF326F851D6.png" xlink:type="simple" xlink:show="embed" xlink:actuate="onLoad" draw:mime-type="image/png">
            <text:p/>
          </draw:image>
        </draw:frame>
        <draw:connector draw:style-name="gr9" draw:text-style-name="P2" draw:layer="layout" draw:type="curve" svg:x1="15.24cm" svg:y1="8.606cm" svg:x2="15.875cm" svg:y2="7.391cm" draw:start-shape="id3" draw:start-glue-point="1" draw:end-shape="id4" draw:end-glue-point="2" svg:d="M15240 8606c424 0 635-405 635-1215" svg:viewBox="0 0 636 1216">
          <text:p/>
        </draw:connector>
        <draw:frame draw:style-name="gr15" draw:text-style-name="P8" xml:id="id4" draw:id="id4" draw:layer="layout" svg:width="1.27cm" svg:height="1.041cm" svg:x="15.24cm" svg:y="6.35cm">
          <draw:text-box>
            <text:p text:style-name="P7"><text:span text:style-name="T2"><text:s text:c="2"/></text:span><text:span text:style-name="T2">L2</text:span></text:p>
          </draw:text-box>
        </draw:frame>
        <draw:connector draw:style-name="gr9" draw:text-style-name="P2" draw:layer="layout" draw:type="curve" draw:line-skew="-0.26cm" svg:x1="15.24cm" svg:y1="5.08cm" svg:x2="15.875cm" svg:y2="6.35cm" draw:end-shape="id4" svg:d="M15240 5080c0 187 635-447 635 1270" svg:viewBox="0 0 636 1271">
          <text:p/>
        </draw:connector>
        <draw:connector draw:style-name="gr11" draw:text-style-name="P2" draw:layer="layout" draw:type="curve" svg:x1="16.51cm" svg:y1="6.87cm" svg:x2="18.774cm" svg:y2="6.843cm" draw:start-shape="id4" draw:start-glue-point="1" svg:d="M16510 6870c2073 0 941-27 2264-27" svg:viewBox="0 0 2265 28">
          <text:p/>
        </draw:connector>
        <draw:connector draw:style-name="gr16" draw:text-style-name="P2" draw:layer="layout" draw:type="curve" svg:x1="22.409cm" svg:y1="7.002cm" svg:x2="23.385cm" svg:y2="7.022cm" svg:d="M22409 7002c732 0 244 20 976 20" svg:viewBox="0 0 977 21">
          <text:p/>
        </draw:connector>
        <draw:frame draw:style-name="gr1" draw:text-style-name="P1" draw:layer="layout" svg:width="3.508cm" svg:height="3.716cm" svg:x="1.905cm" svg:y="2.634cm">
          <draw:image xlink:href="Pictures/10000000000001850000019C3A9CD2317204C8B3.png" xlink:type="simple" xlink:show="embed" xlink:actuate="onLoad" draw:mime-type="image/png">
            <text:p/>
          </draw:image>
        </draw:frame>
        <presentation:notes draw:style-name="dp1">
          <draw:page-thumbnail draw:style-name="gr1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9T14:34:45.261583006</meta:creation-date>
    <dc:date>2025-02-19T17:37:10.473262549</dc:date>
    <meta:editing-duration>PT28M41S</meta:editing-duration>
    <meta:editing-cycles>3</meta:editing-cycles>
    <meta:generator>LibreOffice/7.3.7.2$Linux_X86_64 LibreOffice_project/30$Build-2</meta:generator>
    <meta:document-statistic meta:object-count="104"/>
  </office:meta>
</office:document-meta>
</file>